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b3b3b3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52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xml:id="id1" draw:id="id1" draw:layer="layout" svg:width="15.239cm" svg:height="7.619cm" svg:x="1cm" svg:y="1cm" svg:viewBox="0 0 15240 7620" draw:points="0,7620 0,0 15240,0 15240,7620">
          <text:p/>
        </draw:polygon>
        <draw:connector draw:style-name="gr2" draw:text-style-name="P1" draw:layer="layout" draw:type="line" svg:x1="8.62cm" svg:y1="1cm" svg:x2="8.62cm" svg:y2="1cm" draw:start-shape="id1" draw:end-shape="id1" svg:d="m8620 1000" svg:viewBox="0 0 1 1">
          <text:p/>
        </draw:connector>
        <draw:line draw:style-name="gr3" draw:text-style-name="P1" draw:layer="layout" svg:x1="1cm" svg:y1="1cm" svg:x2="8.62cm" svg:y2="4.81cm">
          <text:p/>
        </draw:line>
        <draw:line draw:style-name="gr3" draw:text-style-name="P1" draw:layer="layout" svg:x1="1cm" svg:y1="8.62cm" svg:x2="8.62cm" svg:y2="4.81cm">
          <text:p/>
        </draw:line>
        <draw:line draw:style-name="gr3" draw:text-style-name="P1" draw:layer="layout" svg:x1="8.62cm" svg:y1="4.81cm" svg:x2="16.24cm" svg:y2="1cm">
          <text:p/>
        </draw:line>
        <draw:line draw:style-name="gr3" draw:text-style-name="P1" draw:layer="layout" svg:x1="8.62cm" svg:y1="4.81cm" svg:x2="16.24cm" svg:y2="8.62cm">
          <text:p/>
        </draw:line>
        <draw:custom-shape draw:style-name="gr4" draw:text-style-name="P1" draw:layer="layout" svg:width="5.361cm" svg:height="5.361cm" svg:x="5.926cm" svg:y="2.1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57cm" svg:height="0.457cm" svg:x="8.366cm" svg:y="4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5.715cm" svg:height="1.774cm" svg:x="6.207cm" svg:y="2.147cm">
          <draw:text-box>
            <text:p><text:span text:style-name="T1">r = 48 P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punctuation-wrap="hanging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272cm" fo:page-height="9.65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09T12:21:42</meta:creation-date>
    <dc:date>2014-11-09T14:10:31</dc:date>
    <meta:editing-duration>PT2M16S</meta:editing-duration>
    <meta:editing-cycles>3</meta:editing-cycles>
    <meta:generator>LibreOffice/3.5$Linux_X86_64 LibreOffice_project/350m1$Build-2</meta:generator>
    <meta:document-statistic meta:object-count="9"/>
  </office:meta>
</office:document-meta>
</file>